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font-style-complex="italic"/>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2"/>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Plan qualité projet</text:p>
      <text:p text:style-name="P3">Développement d'un jeu d'échecs</text:p>
      <text:p text:style-name="P3"/>
      <text:p text:style-name="P3"/>
      <text:p text:style-name="P3"/>
      <text:p text:style-name="P3"/>
      <text:p text:style-name="P3"/>
      <text:p text:style-name="P3"/>
      <text:p text:style-name="P3"/>
      <text:p text:style-name="P3"/>
      <text:p text:style-name="P3"/>
      <text:p text:style-name="P3"/>
      <text:p text:style-name="P3"/>
      <text:p text:style-name="P1">CHARMARTI Sandrine</text:p>
      <text:p text:style-name="P1">LE GUICHOUX Chris</text:p>
      <text:p text:style-name="P4">Sommaire</text:p>
      <text:p text:style-name="Standard"/>
      <text:list xml:id="list583392533" text:style-name="L1">
        <text:list-item>
          <text:p text:style-name="P5">Spécifications du projet</text:p>
        </text:list-item>
        <text:list-item>
          <text:p text:style-name="P5">xxx</text:p>
        </text:list-item>
        <text:list-item>
          <text:p text:style-name="P5">xxx</text:p>
        </text:list-item>
        <text:list-item>
          <text:p text:style-name="P5">xxx</text:p>
        </text:list-item>
      </text:list>
      <text:p text:style-name="Standard"/>
      <text:p text:style-name="Standard"/>
      <text:p text:style-name="P4">Spécifications du projet</text:p>
      <text:p text:style-name="Standard"/>
      <text:p text:style-name="Standard">Contexte du projet</text:p>
      <text:p text:style-name="Standard">dans le cadre de la licence PRO «  Assistant Chef de Projet Informatique en développement  », nous devons livrer pour fin novembre un jeu d'échecs pour cela nous avons un choix relativement limité en terme de technologie de programmation. Le jeu devra faire apparaître dans son code source un développement orienté objet.</text:p>
      <text:p text:style-name="Standard">Pour mener notre projet, nous devons constituer une petite équipe de 2 à 3 personnes qui se répartirons le travaille à faire.</text:p>
      <text:p text:style-name="Standard"/>
      <text:p text:style-name="Standard">Technologies choisie</text:p>
      <text:p text:style-name="Standard">Pour le développement du jeu nous avons choisie le langage C++ ainsi que la bibliothèque graphique QT, nous travaillerons grâce à<text:span text:style-name="T2"> l'IDE ( </text:span><text:span text:style-name="T1">Environnement de développement intégré</text:span><text:span text:style-name="T2"> ) « QT Creator ». le développement se fera sur un ordinateur MAC OSX le livrable pour fin novembre fonctionnera donc exclusivement sur un MAC.</text:span></text:p>
      <text:p text:style-name="Standard"/>
      <text:p text:style-name="Standard">Objectif du projet</text:p>
      <text:p text:style-name="Standard">Nous devons donc développer un jeu d'échecs qui implémentera les règles classiques du jeu. Il devra ce jouer a l'aide d'une interface graphique. De plus l'application ce joueras à deux personnes sur la même machine. Elle devra permettre au utilisateurs de démarrer à tout moment une nouvelle partie. De plus l'application devra permettre pour un prochain développement l'enregistrement d'une partie et donc la reprise d'une partie en cour.</text:p>
      <text:p text:style-name="Standard"/>
      <text:p text:style-name="Standard">Ressources disponible</text:p>
      <text:p text:style-name="Standard">pour mener a bien ce projet 2 ressources seront disponible</text:p>
      <text:p text:style-name="Standard"><text:tab/>CHARMARTI Sandrine</text:p>
      <text:p text:style-name="Standard"><text:tab/>LE GUICHOUX Chris</text:p>
      <text:p text:style-name="Standard"/>
      <text:p text:style-name="Standard">Les 2 ressources seront en charge du développement de l'application ainsi que les testes et l'élaboration de ce plan qualité projet, de plus un plan de testes sera fourni en même temps que le livrable.</text:p>
      <text:p text:style-name="Standard">Les moyens techniques mis a notre disposition sont nos ordinateur personnelle ainsi que ceux de notre établissement universitaire. De plus pour éviter toutes régression au cour du développement nous utiliserons un système de gestion de version centralisé qui sera «  GIT  ».</text:p>
      <text:p text:style-name="Standard"/>
      <text:p text:style-name="Standard"/>
      <text:p text:style-name="P4">Organisation du développement</text:p>
      <text:p text:style-name="Standard"/>
      <text:p text:style-name="Standard">dans un premier tant nous récupèrerons les sources fourni en cour de C++ qui doivent constituer le coeur de notre application afin de structurer son développement de départ.</text:p>
      <text:p text:style-name="Standard"/>
      <text:p text:style-name="Standard">Ensuite nous compléterons les sources fourni pour que le jeu sont totalement fonctionnel en mode console.</text:p>
      <text:p text:style-name="Standard">Pour cela nous devrons rajouter les fonctionnalités suivante:</text:p>
      <text:list xml:id="list1426258533" text:style-name="L2">
        <text:list-item>
          <text:p text:style-name="P6">déplacer une pièce</text:p>
          <text:list>
            <text:list-item>
              <text:p text:style-name="P6">placer une pièce</text:p>
            </text:list-item>
            <text:list-item>
              <text:p text:style-name="P6">enlever une pièce</text:p>
            </text:list-item>
          </text:list>
        </text:list-item>
        <text:list-item>
          <text:p text:style-name="P6">vérification avant déplacement</text:p>
          <text:list>
            <text:list-item>
              <text:p text:style-name="P6">Roi</text:p>
            </text:list-item>
            <text:list-item>
              <text:p text:style-name="P6">Reine</text:p>
            </text:list-item>
            <text:list-item>
              <text:p text:style-name="P6">Fou</text:p>
            </text:list-item>
            <text:list-item>
              <text:p text:style-name="P6">Cavalier</text:p>
            </text:list-item>
            <text:list-item>
              <text:p text:style-name="P6">Tour</text:p>
            </text:list-item>
            <text:list-item>
              <text:p text:style-name="P6">Pion</text:p>
            </text:list-item>
            <text:list-item>
              <text:p text:style-name="P6">Mise en échec du roi</text:p>
            </text:list-item>
          </text:list>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rweb parweb</meta:initial-creator>
    <meta:creation-date>2010-11-30T16:56:27</meta:creation-date>
    <dc:date>2010-11-30T18:32:49</dc:date>
    <dc:creator>parweb parweb</dc:creator>
    <meta:editing-duration>PT00H50M10S</meta:editing-duration>
    <meta:editing-cycles>8</meta:editing-cycles>
    <meta:generator>OpenOffice.org/3.2$Unix OpenOffice.org_project/320m18$Build-9502</meta:generator>
    <meta:document-statistic meta:table-count="0" meta:image-count="0" meta:object-count="0" meta:page-count="4" meta:paragraph-count="38" meta:word-count="411" meta:character-count="2516"/>
  </office:meta>
</office:document-meta>
</file>